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1631d0" officeooo:paragraph-rsid="001631d0"/>
    </style:style>
    <style:style style:name="P2" style:family="paragraph" style:parent-style-name="Standard" style:list-style-name="L1">
      <style:text-properties officeooo:rsid="001631d0" officeooo:paragraph-rsid="002511a9"/>
    </style:style>
    <style:style style:name="P3" style:family="paragraph" style:parent-style-name="Standard" style:list-style-name="L1">
      <style:text-properties officeooo:rsid="001b3f88" officeooo:paragraph-rsid="001b3f88"/>
    </style:style>
    <style:style style:name="P4" style:family="paragraph" style:parent-style-name="Standard" style:list-style-name="L1">
      <style:text-properties officeooo:rsid="0017e779" officeooo:paragraph-rsid="0017e779"/>
    </style:style>
    <style:style style:name="P5" style:family="paragraph" style:parent-style-name="Standard" style:list-style-name="L1">
      <style:text-properties officeooo:rsid="001d1eab" officeooo:paragraph-rsid="001d1eab"/>
    </style:style>
    <style:style style:name="P6" style:family="paragraph" style:parent-style-name="Standard" style:list-style-name="L1">
      <style:text-properties officeooo:rsid="00246129" officeooo:paragraph-rsid="002511a9"/>
    </style:style>
    <style:style style:name="P7" style:family="paragraph" style:parent-style-name="Standard" style:list-style-name="L1">
      <style:text-properties officeooo:rsid="001d72a0" officeooo:paragraph-rsid="001d72a0"/>
    </style:style>
    <style:style style:name="P8" style:family="paragraph" style:parent-style-name="Standard" style:list-style-name="L1">
      <style:text-properties officeooo:rsid="0021469d" officeooo:paragraph-rsid="0027b6fe"/>
    </style:style>
    <style:style style:name="P9" style:family="paragraph" style:parent-style-name="Standard" style:list-style-name="L1">
      <style:text-properties officeooo:rsid="0022c5d1" officeooo:paragraph-rsid="0022c5d1"/>
    </style:style>
    <style:style style:name="P10" style:family="paragraph" style:parent-style-name="Standard" style:list-style-name="L1">
      <style:text-properties officeooo:rsid="00195dd2" officeooo:paragraph-rsid="00195dd2"/>
    </style:style>
    <style:style style:name="P11" style:family="paragraph" style:parent-style-name="Standard" style:list-style-name="L1">
      <style:text-properties officeooo:rsid="000feb74" officeooo:paragraph-rsid="000feb74"/>
    </style:style>
    <style:style style:name="P12" style:family="paragraph" style:parent-style-name="Standard" style:list-style-name="L1">
      <style:text-properties officeooo:rsid="000feb74" officeooo:paragraph-rsid="0027b6fe"/>
    </style:style>
    <style:style style:name="P13" style:family="paragraph" style:parent-style-name="Standard" style:list-style-name="L1">
      <style:text-properties officeooo:rsid="000feb74" officeooo:paragraph-rsid="0028b548"/>
    </style:style>
    <style:style style:name="P14" style:family="paragraph" style:parent-style-name="Standard" style:list-style-name="L1">
      <style:text-properties officeooo:rsid="000feb74" officeooo:paragraph-rsid="002b814c"/>
    </style:style>
    <style:style style:name="P15" style:family="paragraph" style:parent-style-name="Standard" style:list-style-name="L1">
      <style:text-properties officeooo:rsid="000feb74" officeooo:paragraph-rsid="002d7adc"/>
    </style:style>
    <style:style style:name="P16" style:family="paragraph" style:parent-style-name="Standard">
      <style:text-properties officeooo:rsid="000feb74" officeooo:paragraph-rsid="000feb74"/>
    </style:style>
    <style:style style:name="P17" style:family="paragraph" style:parent-style-name="Standard" style:list-style-name="L1">
      <style:text-properties officeooo:rsid="001469ef" officeooo:paragraph-rsid="0027b6fe"/>
    </style:style>
    <style:style style:name="P18" style:family="paragraph" style:parent-style-name="Standard" style:list-style-name="L1">
      <style:text-properties officeooo:rsid="00207936" officeooo:paragraph-rsid="0027b6fe"/>
    </style:style>
    <style:style style:name="P19" style:family="paragraph" style:parent-style-name="Standard">
      <style:text-properties officeooo:rsid="00207936" officeooo:paragraph-rsid="0027b6fe"/>
    </style:style>
    <style:style style:name="P20" style:family="paragraph" style:parent-style-name="Standard" style:list-style-name="L1">
      <style:text-properties officeooo:rsid="00128004" officeooo:paragraph-rsid="0027b6fe"/>
    </style:style>
    <style:style style:name="P21" style:family="paragraph" style:parent-style-name="Standard" style:list-style-name="L1">
      <style:text-properties officeooo:rsid="001b93ab" officeooo:paragraph-rsid="0028b548"/>
    </style:style>
    <style:style style:name="P22" style:family="paragraph" style:parent-style-name="Standard" style:list-style-name="L1">
      <style:text-properties officeooo:rsid="001631d0" officeooo:paragraph-rsid="002511a9" fo:background-color="#00cc33"/>
    </style:style>
    <style:style style:name="P23" style:family="paragraph" style:parent-style-name="Standard" style:list-style-name="L1">
      <style:text-properties officeooo:rsid="002511a9" officeooo:paragraph-rsid="002511a9" fo:background-color="#00cc33"/>
    </style:style>
    <style:style style:name="P24" style:family="paragraph" style:parent-style-name="Standard" style:list-style-name="L1">
      <style:text-properties officeooo:rsid="000feb74" officeooo:paragraph-rsid="00273d59" fo:background-color="#00cc33"/>
    </style:style>
    <style:style style:name="P25" style:family="paragraph" style:parent-style-name="Standard" style:list-style-name="L1">
      <style:text-properties officeooo:rsid="000feb74" officeooo:paragraph-rsid="002f40d6" fo:background-color="#00cc33"/>
    </style:style>
    <style:style style:name="P26" style:family="paragraph" style:parent-style-name="Standard" style:list-style-name="L1">
      <style:text-properties officeooo:rsid="002f9084" officeooo:paragraph-rsid="002f9084" fo:background-color="#00cc33"/>
    </style:style>
    <style:style style:name="P27" style:family="paragraph" style:parent-style-name="Standard" style:list-style-name="L1">
      <style:text-properties officeooo:rsid="002f40d6" officeooo:paragraph-rsid="0035ccdc" fo:background-color="#00cc33"/>
    </style:style>
    <style:style style:name="P28" style:family="paragraph" style:parent-style-name="Standard" style:list-style-name="L1">
      <style:text-properties officeooo:rsid="000feb74" officeooo:paragraph-rsid="0027b6fe" fo:background-color="transparent"/>
    </style:style>
    <style:style style:name="P29" style:family="paragraph" style:parent-style-name="Standard">
      <style:text-properties officeooo:rsid="0027b6fe" officeooo:paragraph-rsid="0027b6fe"/>
    </style:style>
    <style:style style:name="P30" style:family="paragraph" style:parent-style-name="Standard">
      <style:text-properties fo:color="#336633" officeooo:rsid="00336593" officeooo:paragraph-rsid="00336593" fo:background-color="transparent"/>
    </style:style>
    <style:style style:name="P31" style:family="paragraph" style:parent-style-name="Standard">
      <style:text-properties fo:font-size="18pt" fo:font-weight="bold" officeooo:rsid="000feb74" officeooo:paragraph-rsid="000feb74" style:font-size-asian="18pt" style:font-weight-asian="bold" style:font-size-complex="18pt" style:font-weight-complex="bold"/>
    </style:style>
    <style:style style:name="P32" style:family="paragraph" style:parent-style-name="Standard">
      <style:text-properties fo:font-weight="bold" officeooo:rsid="0027b6fe" officeooo:paragraph-rsid="0027b6fe" style:font-weight-asian="bold" style:font-weight-complex="bold"/>
    </style:style>
    <style:style style:name="T1" style:family="text">
      <style:text-properties officeooo:rsid="00242f59"/>
    </style:style>
    <style:style style:name="T2" style:family="text">
      <style:text-properties officeooo:rsid="000feb74"/>
    </style:style>
    <style:style style:name="T3" style:family="text">
      <style:text-properties fo:background-color="transparent" loext:char-shading-value="0"/>
    </style:style>
    <style:style style:name="T4" style:family="text">
      <style:text-properties officeooo:rsid="0027b6fe"/>
    </style:style>
    <style:style style:name="T5" style:family="text">
      <style:text-properties officeooo:rsid="0028b548"/>
    </style:style>
    <style:style style:name="T6" style:family="text">
      <style:text-properties officeooo:rsid="002a8ef7"/>
    </style:style>
    <style:style style:name="T7" style:family="text">
      <style:text-properties officeooo:rsid="002b814c"/>
    </style:style>
    <style:style style:name="T8" style:family="text">
      <style:text-properties officeooo:rsid="002f40d6"/>
    </style:style>
    <style:style style:name="T9" style:family="text">
      <style:text-properties fo:color="#00cc33"/>
    </style:style>
    <style:style style:name="T10" style:family="text">
      <style:text-properties fo:color="#00cc33" fo:background-color="transparent" loext:char-shading-value="0"/>
    </style:style>
    <style:style style:name="T11" style:family="text">
      <style:text-properties fo:color="#336633" fo:background-color="transparent" loext:char-shading-value="0"/>
    </style:style>
    <style:style style:name="T12" style:family="text">
      <style:text-properties fo:color="#336633" officeooo:rsid="002f9084" fo:background-color="transparent" loext:char-shading-value="0"/>
    </style:style>
    <style:style style:name="T13" style:family="text">
      <style:text-properties fo:color="#336633" officeooo:rsid="0035ccdc" fo:background-color="transparent" loext:char-shading-value="0"/>
    </style:style>
    <style:style style:name="T14" style:family="text">
      <style:text-properties officeooo:rsid="0035f68e"/>
    </style:style>
    <style:style style:name="T15" style:family="text">
      <style:text-properties officeooo:rsid="0036b7ce"/>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5">Issues and requests: </text:span>model programma</text:p>
      <text:p text:style-name="P16"/>
      <text:p text:style-name="P32">Musts <text:span text:style-name="T5">(moet klaar voor review submit)</text:span>:</text:p>
      <text:list xml:id="list8468161200609272624" text:style-name="L1">
        <text:list-item>
          <text:p text:style-name="P22"><text:span text:style-name="T2">Wanneer graph loopt en je een nieuwe speed kiest gaan de divs en aura's in de nieuwe speed terwijl de lijntjes nog in de oude speed gaan.</text:span></text:p>
        </text:list-item>
        <text:list-item>
          <text:p text:style-name="P23">Experiences van speed 1 blijven op de laatste in de grafiek staan wanneer speed veranderd wordt.</text:p>
        </text:list-item>
      </text:list>
      <text:p text:style-name="P30">Speed issues fixed</text:p>
      <text:p text:style-name="P30"/>
      <text:list xml:id="list210322450375532" text:continue-numbering="true" text:style-name="L1">
        <text:list-item>
          <text:p text:style-name="P25">Warnings:</text:p>
          <text:list>
            <text:list-item>
              <text:p text:style-name="P25"><text:s/>moeten maar 1 keer verschijnen, ookal klikt de <text:span text:style-name="T8">gebruiker </text:span>7 keer op de knop. (<text:span text:style-name="T8">dus: </text:span>er gebeurt niks als <text:span text:style-name="T8">gebruiker </text:span>de tweede keer op de knop drukt binnen x tijd)</text:p>
              <text:list>
                <text:list-item>
                  <text:p text:style-name="P24">Warnings blijven staan, wanneer je twee keer op set and run klikt. ook nadat warning niet meer relevant is. Mogelijk uberhaupt de warning gewoon laten staan en pas laten weghalen als set and run wordt geklikt.</text:p>
                </text:list-item>
              </text:list>
            </text:list-item>
          </text:list>
        </text:list-item>
      </text:list>
      <text:p text:style-name="P30">Warnings issue gefixed: Warnings faden nu niet meer automatisch weg. Ze blijven tot er weer op de set and run button wordt geklikt. Zijn de warnings nog steeds van kracht, dan blijven ze gewoon staan, zijn ze niet meer van kracht dan faden ze out.</text:p>
      <text:p text:style-name="P30"/>
      <text:list xml:id="list210323085871609" text:continue-numbering="true" text:style-name="L1">
        <text:list-item>
          <text:list>
            <text:list-item>
              <text:p text:style-name="P27">Probsample warning veranderen naar juiste naam <text:span text:style-name="T12"><text:s/></text:span><text:span text:style-name="T13">G</text:span><text:span text:style-name="T12">edaan</text:span></text:p>
            </text:list-item>
          </text:list>
        </text:list-item>
        <text:list-item>
          <text:p text:style-name="P28">T2 gaat niet onder 0.</text:p>
        </text:list-item>
        <text:list-item>
          <text:p text:style-name="P2"><text:span text:style-name="T2">Experience quotes aanpassen</text:span></text:p>
        </text:list-item>
        <text:list-item>
          <text:p text:style-name="P6">Logo’s uni’s toevoegen</text:p>
        </text:list-item>
        <text:list-item>
          <text:p text:style-name="P26">Overal ook de symbolische notaties erbij zetten.<text:span text:style-name="T3"> </text:span><text:span text:style-name="T11">Gedaan, behalve bij tabel</text:span></text:p>
        </text:list-item>
        <text:list-item>
          <text:p text:style-name="P2">Andere <text:span text:style-name="T1">hoofd </text:span>opdeling:</text:p>
          <text:list>
            <text:list-item>
              <text:p text:style-name="P1">Parameters links naast de grafiek</text:p>
            </text:list-item>
            <text:list-item>
              <text:p text:style-name="P17">Exploration tendenc<text:span text:style-name="T4">y</text:span> staat niet op 1 regel.</text:p>
            </text:list-item>
            <text:list-item>
              <text:p text:style-name="P1">animatiesettings daaronder</text:p>
              <text:list>
                <text:list-item>
                  <text:p text:style-name="P20">Show aura settings niet in rand.</text:p>
                </text:list-item>
              </text:list>
            </text:list-item>
            <text:list-item>
              <text:p text:style-name="P1">live tellingen (nu rechts) onder de grafiek.</text:p>
              <text:list>
                <text:list-item>
                  <text:p text:style-name="P3">Kopje boven de tellingen: ‘Exploration suummary’</text:p>
                </text:list-item>
                <text:list-item>
                  <text:p text:style-name="P4">Mogelijk dan ook de eindscore hierin zetten.</text:p>
                </text:list-item>
                <text:list-item>
                  <text:p text:style-name="P5">Options (currenctly) under consideration mogelijk horizontaal doen</text:p>
                </text:list-item>
              </text:list>
            </text:list-item>
          </text:list>
        </text:list-item>
        <text:list-item>
          <text:p text:style-name="P12">Nog geen namen in de tekst:</text:p>
          <text:list>
            <text:list-item>
              <text:p text:style-name="P18">Piets tekst gebruiken, namen vervangen met … en van tevoren noemen dat namen pas later gepubliceerd worden. </text:p>
            </text:list-item>
          </text:list>
        </text:list-item>
        <text:list-item>
          <text:p text:style-name="P14"><text:span text:style-name="T7">Als aura’s aanstaan dan wordt nu aan het eind de objective aura getoond van de optie waar als laatst iets mee is gebeurd. Dit is niet altijd ook de gekozen optie. Aan het eind moet alleen de gekozen aura worden getoond. </text:span></text:p>
        </text:list-item>
      </text:list>
      <text:p text:style-name="P19"/>
      <text:p text:style-name="P32">Rathers <text:span text:style-name="T5">(liever ook klaar voor review submit)</text:span>:</text:p>
      <text:list xml:id="list210322742439756" text:continue-numbering="true" text:style-name="L1">
        <text:list-item>
          <text:p text:style-name="P13">Obj lijntjes doormiddel van de stipdivjes lijn divjes van maken. Bij eke newoption begint het lijndivje klein (als stip) en wordt ie met elke timestep groter (lijn). Er zijn zo alleen obj lijntjes voor de actieve options. Ze moeten zelfde kleur hebben, maar vager oid. Aura's kunnen blijven op lijndiv right:0px;</text:p>
        </text:list-item>
        <text:list-item>
          <text:p text:style-name="P13">IE compatible maken:</text:p>
          <text:list>
            <text:list-item>
              <text:p text:style-name="P12">Detect browser:</text:p>
              <text:list>
                <text:list-item>
                  <text:p text:style-name="P12">http://stackoverflow.com/questions/9847580/how-to-detect-safari-chrome-ie-firefox-and-opera-browser</text:p>
                </text:list-item>
                <text:list-item>
                  <text:p text:style-name="P12">https://jsfiddle.net/9atsffau/</text:p>
                </text:list-item>
                <text:list-item>
                  <text:p text:style-name="P12">Bovenstaand blijft niet altijd werken zegt ie zelf. Mogelijk deze?</text:p>
                </text:list-item>
                <text:list-item>
                  <text:p text:style-name="P12"><text:soft-page-break/><text:a xlink:type="simple" xlink:href="http://stackoverflow.com/questions/2400935/browser-detection-in-javascript" text:style-name="Internet_20_link" text:visited-style-name="Visited_20_Internet_20_Link">http://stackoverflow.com/questions/2400935/browser-detection-in-javascript</text:a></text:p>
                </text:list-item>
              </text:list>
            </text:list-item>
            <text:list-item>
              <text:p text:style-name="P12">if browser = IE, then don't do button push animation.</text:p>
            </text:list-item>
          </text:list>
        </text:list-item>
        <text:list-item>
          <text:p text:style-name="P8">Hoover over teksten maken <text:span text:style-name="T6">ter uitleg voor parameters e.d.</text:span></text:p>
        </text:list-item>
        <text:list-item>
          <text:p text:style-name="P7">Tabel:</text:p>
          <text:list>
            <text:list-item>
              <text:p text:style-name="P7">objective en perceived ook symbolische notatie gebruiken, dan moet de tabe<text:span text:style-name="T4">l</text:span> wel breder.</text:p>
            </text:list-item>
          </text:list>
        </text:list-item>
        <text:list-item>
          <text:p text:style-name="P9">Parameters: grenzen niet weergeven? </text:p>
        </text:list-item>
        <text:list-item>
          <text:p text:style-name="P10">Kleuren van lijnen ook in threshholdnamen naast grafiek.</text:p>
        </text:list-item>
        <text:list-item>
          <text:p text:style-name="P11">De paramteres namen aanvullen met hun visual.</text:p>
        </text:list-item>
      </text:list>
      <text:p text:style-name="P29"/>
      <text:p text:style-name="P32">Laters <text:span text:style-name="T5">(mag ook nog na review submit)</text:span>:</text:p>
      <text:list xml:id="list210322228559241" text:continue-numbering="true" text:style-name="L1">
        <text:list-item>
          <text:p text:style-name="P21">Meervouden weg in exploration summary wanneer geen meervoud is (alleen bij 1)</text:p>
        </text:list-item>
        <text:list-item>
          <text:p text:style-name="P13">Hele var begintimestep eruit.</text:p>
        </text:list-item>
        <text:list-item>
          <text:p text:style-name="P14">Alle notities in de code in het engels</text:p>
        </text:list-item>
        <text:list-item>
          <text:p text:style-name="P13">Subjective divjes geen shadow shine thing</text:p>
        </text:list-item>
        <text:list-item>
          <text:p text:style-name="P15">ervaring text wanneer optie boven t2 moet cooler</text:p>
        </text:list-item>
        <text:list-item>
          <text:p text:style-name="P15">de zoom van de browser op default 100% zet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9:21:08.395614259</meta:creation-date>
    <dc:date>2016-12-13T21:03:21.270176109</dc:date>
    <meta:editing-duration>PT1H37M1S</meta:editing-duration>
    <meta:editing-cycles>37</meta:editing-cycles>
    <meta:generator>LibreOffice/5.1.4.2$Linux_X86_64 LibreOffice_project/10m0$Build-2</meta:generator>
    <meta:document-statistic meta:table-count="0" meta:image-count="0" meta:object-count="0" meta:page-count="2" meta:paragraph-count="48" meta:word-count="536" meta:character-count="3301" meta:non-whitespace-character-count="2817"/>
  </office:meta>
</office:document-meta>
</file>